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8000001A25D357A94ED320E35.png" manifest:media-type="image/png"/>
  <manifest:file-entry manifest:full-path="Pictures/1000000100000408000001A245C5371FFBC9A974.png" manifest:media-type="image/png"/>
  <manifest:file-entry manifest:full-path="Pictures/1000000100000408000001A23CE8B73EBAD562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-0.979cm" svg:width="17cm" svg:height="13.349cm" draw:z-index="0"><draw:image xlink:href="Pictures/1000000100000408000001A23CE8B73EBAD5625B.png" xlink:type="simple" xlink:show="embed" xlink:actuate="onLoad" draw:mime-type="image/png"/></draw:frame><draw:frame draw:style-name="fr1" draw:name="Image2" text:anchor-type="char" svg:x="0.079cm" svg:y="12.779cm" svg:width="17cm" svg:height="6.884cm" draw:z-index="1"><draw:image xlink:href="Pictures/1000000100000408000001A245C5371FFBC9A974.png" xlink:type="simple" xlink:show="embed" xlink:actuate="onLoad" draw:mime-type="image/png"/></draw:frame><draw:frame draw:style-name="fr1" draw:name="Image3" text:anchor-type="char" svg:x="-0.053cm" svg:y="20.452cm" svg:width="17cm" svg:height="6.884cm" draw:z-index="2"><draw:image xlink:href="Pictures/1000000100000408000001A25D357A94ED320E3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5:08:23.196306761</meta:creation-date>
    <dc:date>2023-11-20T15:10:48.704687798</dc:date>
    <meta:editing-duration>PT2M26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